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5d61" officeooo:paragraph-rsid="00025d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ct...Case</text:p>
      <text:p text:style-name="P1"/>
      <text:p text:style-name="P1">The Select...Case instruction is an alternative to the cascaded If statement and is used when you need to check a value against various conditions:</text:p>
      <text:p text:style-name="P1">Select Case DayOfWeek</text:p>
      <text:p text:style-name="P1"><text:s text:c="2"/>Case 1:</text:p>
      <text:p text:style-name="P1"><text:s text:c="4"/>NameOfWeekday = "Sunday"</text:p>
      <text:p text:style-name="P1"><text:s text:c="2"/>Case 2: </text:p>
      <text:p text:style-name="P1"><text:s text:c="4"/>NameOfWeekday = "Monday"</text:p>
      <text:p text:style-name="P1"><text:s text:c="2"/>Case 3: </text:p>
      <text:p text:style-name="P1"><text:s text:c="4"/>NameOfWeekday = "Tuesday"</text:p>
      <text:p text:style-name="P1"><text:s text:c="2"/>Case 4:</text:p>
      <text:p text:style-name="P1"><text:s text:c="4"/>NameOfWeekday = "Wednesday"</text:p>
      <text:p text:style-name="P1"><text:s text:c="2"/>Case 5:</text:p>
      <text:p text:style-name="P1"><text:s text:c="4"/>NameOfWeekday = "Thursday"</text:p>
      <text:p text:style-name="P1"><text:s text:c="2"/>Case 6:</text:p>
      <text:p text:style-name="P1"><text:s text:c="4"/>NameOfWeekday = "Friday"</text:p>
      <text:p text:style-name="P1"><text:s text:c="2"/>Case 7:</text:p>
      <text:p text:style-name="P1"><text:s text:c="4"/>NameOfWeekday = "Saturday"</text:p>
      <text:p text:style-name="P1">End Select</text:p>
      <text:p text:style-name="P1">In this example, the name of a weekday corresponds to a number, so that the DayOfWeek variable is assigned the value of 1 for Sunday, 2 for Monday value, and so on.</text:p>
      <text:p text:style-name="P1">The Select command is not restricted to simple 1:1 assignments — you can also specify comparison operators or lists of expressions in a Case branch. The following example lists the most important syntax variants:</text:p>
      <text:p text:style-name="P1">Select Case Var</text:p>
      <text:p text:style-name="P1"><text:s text:c="2"/>Case 1 To 5 <text:s text:c="18"/></text:p>
      <text:p text:style-name="P1"><text:s text:c="4"/>' ... Var is between the numbers 1 and 5 (including the values 1 and 5).</text:p>
      <text:p text:style-name="P1"><text:s text:c="2"/>Case &gt; 100</text:p>
      <text:p text:style-name="P1"><text:s text:c="4"/>' ... Var is greater than 100</text:p>
      <text:p text:style-name="P1"><text:s text:c="2"/>Case 6, 7, 8 <text:s text:c="17"/></text:p>
      <text:p text:style-name="P1"><text:s text:c="4"/>' ... Var is 6, 7 or 8</text:p>
      <text:p text:style-name="P1"><text:s text:c="2"/>Case 6, 7, 8, &gt; 15, &lt; 0</text:p>
      <text:p text:style-name="P1"><text:s text:c="4"/>' ... Var is 6, 7, 8, greater than 15, or less than 0</text:p>
      <text:p text:style-name="P1"><text:s text:c="2"/>Case Else</text:p>
      <text:p text:style-name="P1"><text:s text:c="4"/>' ... all other instances</text:p>
      <text:p text:style-name="P1">End Select</text:p>
      <text:p text:style-name="P1">Now consider a misleading (advanced) example, and a common error:</text:p>
      <text:p text:style-name="P1">Select Case Var</text:p>
      <text:p text:style-name="P1"><text:s text:c="2"/>Case Var = 8</text:p>
      <text:p text:style-name="P1"><text:s text:c="4"/>' ... Var is 0</text:p>
      <text:p text:style-name="P1"><text:s text:c="2"/>Case Else</text:p>
      <text:p text:style-name="P1"><text:s text:c="4"/>' ... all other instances</text:p>
      <text:p text:style-name="P1">End Select</text:p>
      <text:p text:style-name="P1">The statement (Var = 8) evaluates to TRUE if Var is 8, and FALSE otherwise. TRUE is -1 and FALSE is 0. The Select Case statement evaluates the expression, which is TRUE or FALSE, and then compares that value to Var. When Var is 0, there is a match. If you understand the last example, then you also know why this example does not do what it appears</text:p>
      <text:p text:style-name="P1">Select Case Var</text:p>
      <text:p text:style-name="P1"><text:s text:c="2"/>Case Var &gt; 8 And Var &lt; 11</text:p>
      <text:p text:style-name="P1"><text:s text:c="4"/>' ... Var is 0</text:p>
      <text:p text:style-name="P1"><text:s text:c="2"/>Case Else</text:p>
      <text:p text:style-name="P1"><text:s text:c="4"/>' ... all other instances</text:p>
      <text:p text:style-name="P1">End Sel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617cm" fo:margin-bottom="1.3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08:49:22.913933335</meta:creation-date>
    <dc:date>2015-10-05T08:50:07.558853328</dc:date>
    <meta:editing-duration>PT45S</meta:editing-duration>
    <meta:editing-cycles>1</meta:editing-cycles>
    <meta:document-statistic meta:table-count="0" meta:image-count="0" meta:object-count="0" meta:page-count="1" meta:paragraph-count="46" meta:word-count="330" meta:character-count="1814" meta:non-whitespace-character-count="1394"/>
    <meta:generator>LibreOffice/4.4.2.2$Linux_x86 LibreOffice_project/40m0$Build-2</meta:generator>
  </office:meta>
</office:document-meta>
</file>